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four</text:p>
          </table:table-cell>
          <table:table-cell table:number-columns-repeated="2"/>
        </table:table-row>
        <table:table-row table:style-name="ro1">
          <table:table-cell table:style-name="ce1" office:value-type="date" office:date-value="2016-01-02T13:13:13" calcext:value-type="date">
            <text:p>02.01.16 13:13</text:p>
          </table:table-cell>
          <table:table-cell table:style-name="ce1" office:value-type="date" office:date-value="2016-01-04T13:13:13" calcext:value-type="date">
            <text:p>04.01.16 13:13</text:p>
          </table:table-cell>
          <table:table-cell table:style-name="ce1" office:value-type="date" office:date-value="2016-12-07T13:13:13" calcext:value-type="date">
            <text:p>07.12.16 13:13</text:p>
          </table:table-cell>
          <table:table-cell table:style-name="ce1" office:value-type="date" office:date-value="2016-01-02T13:13:13" calcext:value-type="date">
            <text:p>02.01.16 13:13</text:p>
          </table:table-cell>
          <table:table-cell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geny Mazovetskiy</meta:initial-creator>
    <meta:creation-date>2016-06-14T08:51:02.176000000</meta:creation-date>
    <dc:date>2016-06-14T08:55:33.599000000</dc:date>
    <dc:creator>Evgeny Mazovetskiy</dc:creator>
    <meta:editing-duration>PT4M34S</meta:editing-duration>
    <meta:editing-cycles>1</meta:editing-cycles>
    <meta:generator>LibreOffice/5.0.4.2$Windows_x86 LibreOffice_project/2b9802c1994aa0b7dc6079e128979269cf95bc78</meta:generator>
    <meta:document-statistic meta:table-count="1" meta:cell-count="21" meta:object-count="0"/>
  </office:meta>
</office:document-meta>
</file>